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_mcpg" table:style-name="ta1">
        <table:shapes>
          <draw:frame draw:z-index="0" draw:style-name="gr1" draw:text-style-name="P1" svg:width="9.0764in" svg:height="5.8457in" svg:x="4.6409in" svg:y="4.2039in">
            <draw:object draw:notify-on-update-of-ranges="exp_mcpg.E1:exp_mcpg.E1 exp_mcpg.A2:exp_mcpg.A51 exp_mcpg.B1:exp_mcpg.B1 exp_mcpg.C2:exp_mcpg.C51 exp_mcpg.F1:exp_mcpg.F1 exp_mcpg.G2:exp_mcpg.G23 exp_mcpg.C59:exp_mcpg.C59 exp_mcpg.C60:exp_mcpg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episodes</text:p>
          </table:table-cell>
          <table:table-cell table:number-columns-repeated="2" office:value-type="string" calcext:value-type="string">
            <text:p>MCPG</text:p>
          </table:table-cell>
          <table:table-cell/>
          <table:table-cell office:value-type="string" calcext:value-type="string">
            <text:p>episodes</text:p>
          </table:table-cell>
          <table:table-cell table:number-columns-repeated="2" office:value-type="string" calcext:value-type="string">
            <text:p>PPO</text:p>
          </table:table-cell>
          <table:table-cell table:number-columns-repeated="2"/>
          <table:table-cell office:value-type="float" office:value="411.38" calcext:value-type="float">
            <text:p>411.38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6732673267327" calcext:value-type="float">
            <text:p>23.6732673267327</text:p>
          </table:table-cell>
          <table:table-cell office:value-type="float" office:value="23.78" calcext:value-type="float">
            <text:p>23.7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6.7" calcext:value-type="float">
            <text:p>66.7</text:p>
          </table:table-cell>
          <table:table-cell office:value-type="float" office:value="57.4" calcext:value-type="float">
            <text:p>57.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.9203980099502" calcext:value-type="float">
            <text:p>25.9203980099502</text:p>
          </table:table-cell>
          <table:table-cell office:value-type="float" office:value="28.19" calcext:value-type="float">
            <text:p>28.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9" calcext:value-type="float">
            <text:p>49</text:p>
          </table:table-cell>
          <table:table-cell office:value-type="float" office:value="13.6" calcext:value-type="float">
            <text:p>13.6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.4750830564784" calcext:value-type="float">
            <text:p>29.4750830564784</text:p>
          </table:table-cell>
          <table:table-cell office:value-type="float" office:value="36.62" calcext:value-type="float">
            <text:p>36.6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6.65" calcext:value-type="float">
            <text:p>56.65</text:p>
          </table:table-cell>
          <table:table-cell office:value-type="float" office:value="79.6" calcext:value-type="float">
            <text:p>79.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.3017456359102" calcext:value-type="float">
            <text:p>33.3017456359102</text:p>
          </table:table-cell>
          <table:table-cell office:value-type="float" office:value="44.82" calcext:value-type="float">
            <text:p>44.8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5.2" calcext:value-type="float">
            <text:p>55.2</text:p>
          </table:table-cell>
          <table:table-cell office:value-type="float" office:value="49.4" calcext:value-type="float">
            <text:p>49.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8.4850299401198" calcext:value-type="float">
            <text:p>38.4850299401198</text:p>
          </table:table-cell>
          <table:table-cell office:value-type="float" office:value="59.27" calcext:value-type="float">
            <text:p>59.2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65.6" calcext:value-type="float">
            <text:p>65.6</text:p>
          </table:table-cell>
          <table:table-cell office:value-type="float" office:value="117.6" calcext:value-type="float">
            <text:p>117.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4.0532445923461" calcext:value-type="float">
            <text:p>44.0532445923461</text:p>
          </table:table-cell>
          <table:table-cell office:value-type="float" office:value="71.95" calcext:value-type="float">
            <text:p>71.9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66.8285714285714" calcext:value-type="float">
            <text:p>66.8285714285714</text:p>
          </table:table-cell>
          <table:table-cell office:value-type="float" office:value="74.2" calcext:value-type="float">
            <text:p>74.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3380884450785" calcext:value-type="float">
            <text:p>53.3380884450785</text:p>
          </table:table-cell>
          <table:table-cell office:value-type="float" office:value="109.14" calcext:value-type="float">
            <text:p>109.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1.725" calcext:value-type="float">
            <text:p>81.725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3.059925093633" calcext:value-type="float">
            <text:p>63.059925093633</text:p>
          </table:table-cell>
          <table:table-cell office:value-type="float" office:value="131.21" calcext:value-type="float">
            <text:p>131.21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83.2444444444444" calcext:value-type="float">
            <text:p>83.2444444444444</text:p>
          </table:table-cell>
          <table:table-cell office:value-type="float" office:value="95.4" calcext:value-type="float">
            <text:p>95.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.496115427303" calcext:value-type="float">
            <text:p>73.496115427303</text:p>
          </table:table-cell>
          <table:table-cell office:value-type="float" office:value="157.09" calcext:value-type="float">
            <text:p>157.09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5.86" calcext:value-type="float">
            <text:p>75.86</text:p>
          </table:table-cell>
          <table:table-cell office:value-type="float" office:value="9.4" calcext:value-type="float">
            <text:p>9.4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2.4425574425574" calcext:value-type="float">
            <text:p>82.4425574425574</text:p>
          </table:table-cell>
          <table:table-cell office:value-type="float" office:value="163.05" calcext:value-type="float">
            <text:p>163.05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0.6" calcext:value-type="float">
            <text:p>70.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1.763851044505" calcext:value-type="float">
            <text:p>91.763851044505</text:p>
          </table:table-cell>
          <table:table-cell office:value-type="float" office:value="185.07" calcext:value-type="float">
            <text:p>185.07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81.05" calcext:value-type="float">
            <text:p>81.05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8.7885095753539" calcext:value-type="float">
            <text:p>98.7885095753539</text:p>
          </table:table-cell>
          <table:table-cell office:value-type="float" office:value="176.13" calcext:value-type="float">
            <text:p>176.13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float" office:value="76.9846153846154" calcext:value-type="float">
            <text:p>76.9846153846154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4.638739431207" calcext:value-type="float">
            <text:p>104.638739431207</text:p>
          </table:table-cell>
          <table:table-cell office:value-type="float" office:value="174.9" calcext:value-type="float">
            <text:p>174.9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8.8142857142857" calcext:value-type="float">
            <text:p>78.8142857142857</text:p>
          </table:table-cell>
          <table:table-cell office:value-type="float" office:value="102.6" calcext:value-type="float">
            <text:p>102.6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.172019985724" calcext:value-type="float">
            <text:p>110.172019985724</text:p>
          </table:table-cell>
          <table:table-cell office:value-type="float" office:value="182.16" calcext:value-type="float">
            <text:p>182.16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82.5466666666667" calcext:value-type="float">
            <text:p>82.5466666666667</text:p>
          </table:table-cell>
          <table:table-cell office:value-type="float" office:value="134.8" calcext:value-type="float">
            <text:p>134.8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5.140572951366" calcext:value-type="float">
            <text:p>115.140572951366</text:p>
          </table:table-cell>
          <table:table-cell office:value-type="float" office:value="184.75" calcext:value-type="float">
            <text:p>184.75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86.1625" calcext:value-type="float">
            <text:p>86.1625</text:p>
          </table:table-cell>
          <table:table-cell office:value-type="float" office:value="140.4" calcext:value-type="float">
            <text:p>140.4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9.033728919425" calcext:value-type="float">
            <text:p>119.033728919425</text:p>
          </table:table-cell>
          <table:table-cell office:value-type="float" office:value="177.47" calcext:value-type="float">
            <text:p>177.47</text:p>
          </table:table-cell>
          <table:table-cell/>
          <table:table-cell office:value-type="float" office:value="2176" calcext:value-type="float">
            <text:p>2176</text:p>
          </table:table-cell>
          <table:table-cell office:value-type="float" office:value="91.4" calcext:value-type="float">
            <text:p>91.4</text:p>
          </table:table-cell>
          <table:table-cell office:value-type="float" office:value="175.2" calcext:value-type="float">
            <text:p>175.2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3.097001763668" calcext:value-type="float">
            <text:p>123.097001763668</text:p>
          </table:table-cell>
          <table:table-cell office:value-type="float" office:value="188.15" calcext:value-type="float">
            <text:p>188.15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94.7555555555556" calcext:value-type="float">
            <text:p>94.7555555555556</text:p>
          </table:table-cell>
          <table:table-cell office:value-type="float" office:value="151.8" calcext:value-type="float">
            <text:p>151.8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6.264297612438" calcext:value-type="float">
            <text:p>126.264297612438</text:p>
          </table:table-cell>
          <table:table-cell office:value-type="float" office:value="180.14" calcext:value-type="float">
            <text:p>180.14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99.3789473684211" calcext:value-type="float">
            <text:p>99.3789473684211</text:p>
          </table:table-cell>
          <table:table-cell office:value-type="float" office:value="182.6" calcext:value-type="float">
            <text:p>182.6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.816412414519" calcext:value-type="float">
            <text:p>128.816412414519</text:p>
          </table:table-cell>
          <table:table-cell office:value-type="float" office:value="174.78" calcext:value-type="float">
            <text:p>174.78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104.08" calcext:value-type="float">
            <text:p>104.08</text:p>
          </table:table-cell>
          <table:table-cell office:value-type="float" office:value="193.4" calcext:value-type="float">
            <text:p>193.4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1.900049975013" calcext:value-type="float">
            <text:p>131.900049975013</text:p>
          </table:table-cell>
          <table:table-cell office:value-type="float" office:value="190.52" calcext:value-type="float">
            <text:p>190.52</text:p>
          </table:table-cell>
          <table:table-cell/>
          <table:table-cell office:value-type="float" office:value="2688" calcext:value-type="float">
            <text:p>2688</text:p>
          </table:table-cell>
          <table:table-cell office:value-type="float" office:value="108.619047619048" calcext:value-type="float">
            <text:p>108.619047619048</text:p>
          </table:table-cell>
          <table:table-cell office:value-type="float" office:value="199.4" calcext:value-type="float">
            <text:p>199.4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4.568300809138" calcext:value-type="float">
            <text:p>134.568300809138</text:p>
          </table:table-cell>
          <table:table-cell office:value-type="float" office:value="187.96" calcext:value-type="float">
            <text:p>187.96</text:p>
          </table:table-cell>
          <table:table-cell/>
          <table:table-cell office:value-type="float" office:value="2816" calcext:value-type="float">
            <text:p>2816</text:p>
          </table:table-cell>
          <table:table-cell office:value-type="float" office:value="112.772727272727" calcext:value-type="float">
            <text:p>112.77272727272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7.257610177192" calcext:value-type="float">
            <text:p>137.257610177192</text:p>
          </table:table-cell>
          <table:table-cell office:value-type="float" office:value="193.76" calcext:value-type="float">
            <text:p>193.76</text:p>
          </table:table-cell>
          <table:table-cell table:number-columns-repeated="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9.692307692308" calcext:value-type="float">
            <text:p>139.692307692308</text:p>
          </table:table-cell>
          <table:table-cell office:value-type="float" office:value="193.28" calcext:value-type="float">
            <text:p>193.28</text:p>
          </table:table-cell>
          <table:table-cell table:number-columns-repeated="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1.665972511454" calcext:value-type="float">
            <text:p>141.665972511454</text:p>
          </table:table-cell>
          <table:table-cell office:value-type="float" office:value="187.08" calcext:value-type="float">
            <text:p>187.08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3.640143942423" calcext:value-type="float">
            <text:p>143.640143942423</text:p>
          </table:table-cell>
          <table:table-cell office:value-type="float" office:value="191.04" calcext:value-type="float">
            <text:p>191.04</text:p>
          </table:table-cell>
          <table:table-cell table:number-columns-repeated="8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5.60399846213" calcext:value-type="float">
            <text:p>145.60399846213</text:p>
          </table:table-cell>
          <table:table-cell office:value-type="float" office:value="194.72" calcext:value-type="float">
            <text:p>194.72</text:p>
          </table:table-cell>
          <table:table-cell table:number-columns-repeated="8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7.236208811551" calcext:value-type="float">
            <text:p>147.236208811551</text:p>
          </table:table-cell>
          <table:table-cell office:value-type="float" office:value="189.69" calcext:value-type="float">
            <text:p>189.69</text:p>
          </table:table-cell>
          <table:table-cell table:number-columns-repeated="8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8.254551945734" calcext:value-type="float">
            <text:p>148.254551945734</text:p>
          </table:table-cell>
          <table:table-cell office:value-type="float" office:value="175.76" calcext:value-type="float">
            <text:p>175.76</text:p>
          </table:table-cell>
          <table:table-cell table:number-columns-repeated="8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8.680799724233" calcext:value-type="float">
            <text:p>148.680799724233</text:p>
          </table:table-cell>
          <table:table-cell office:value-type="float" office:value="160.62" calcext:value-type="float">
            <text:p>160.62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.409530156614" calcext:value-type="float">
            <text:p>149.409530156614</text:p>
          </table:table-cell>
          <table:table-cell office:value-type="float" office:value="170.55" calcext:value-type="float">
            <text:p>170.55</text:p>
          </table:table-cell>
          <table:table-cell table:number-columns-repeated="8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.392131570461" calcext:value-type="float">
            <text:p>150.392131570461</text:p>
          </table:table-cell>
          <table:table-cell office:value-type="float" office:value="179.88" calcext:value-type="float">
            <text:p>179.88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51.24211184005" calcext:value-type="float">
            <text:p>151.24211184005</text:p>
          </table:table-cell>
          <table:table-cell office:value-type="float" office:value="177.6" calcext:value-type="float">
            <text:p>177.6</text:p>
          </table:table-cell>
          <table:table-cell table:number-columns-repeated="8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51.828839745532" calcext:value-type="float">
            <text:p>151.828839745532</text:p>
          </table:table-cell>
          <table:table-cell office:value-type="float" office:value="170.61" calcext:value-type="float">
            <text:p>170.61</text:p>
          </table:table-cell>
          <table:table-cell table:number-columns-repeated="8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2.111143781241" calcext:value-type="float">
            <text:p>152.111143781241</text:p>
          </table:table-cell>
          <table:table-cell office:value-type="float" office:value="161.43" calcext:value-type="float">
            <text:p>161.43</text:p>
          </table:table-cell>
          <table:table-cell table:number-columns-repeated="8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2.785204227364" calcext:value-type="float">
            <text:p>152.785204227364</text:p>
          </table:table-cell>
          <table:table-cell office:value-type="float" office:value="175.71" calcext:value-type="float">
            <text:p>175.71</text:p>
          </table:table-cell>
          <table:table-cell table:number-columns-repeated="8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53.437656206609" calcext:value-type="float">
            <text:p>153.437656206609</text:p>
          </table:table-cell>
          <table:table-cell office:value-type="float" office:value="176.28" calcext:value-type="float">
            <text:p>176.28</text:p>
          </table:table-cell>
          <table:table-cell table:number-columns-repeated="8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54.024317751959" calcext:value-type="float">
            <text:p>154.024317751959</text:p>
          </table:table-cell>
          <table:table-cell office:value-type="float" office:value="175.15" calcext:value-type="float">
            <text:p>175.15</text:p>
          </table:table-cell>
          <table:table-cell table:number-columns-repeated="8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55.026308866088" calcext:value-type="float">
            <text:p>155.026308866088</text:p>
          </table:table-cell>
          <table:table-cell office:value-type="float" office:value="192.11" calcext:value-type="float">
            <text:p>192.11</text:p>
          </table:table-cell>
          <table:table-cell table:number-columns-repeated="8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56.015893360677" calcext:value-type="float">
            <text:p>156.015893360677</text:p>
          </table:table-cell>
          <table:table-cell office:value-type="float" office:value="193.63" calcext:value-type="float">
            <text:p>193.63</text:p>
          </table:table-cell>
          <table:table-cell table:number-columns-repeated="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6.625343664084" calcext:value-type="float">
            <text:p>156.625343664084</text:p>
          </table:table-cell>
          <table:table-cell office:value-type="float" office:value="180.4" calcext:value-type="float">
            <text:p>180.4</text:p>
          </table:table-cell>
          <table:table-cell table:number-columns-repeated="8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57.59839063643" calcext:value-type="float">
            <text:p>157.59839063643</text:p>
          </table:table-cell>
          <table:table-cell office:value-type="float" office:value="196.53" calcext:value-type="float">
            <text:p>196.53</text:p>
          </table:table-cell>
          <table:table-cell table:number-columns-repeated="8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58.57414901214" calcext:value-type="float">
            <text:p>158.57414901214</text:p>
          </table:table-cell>
          <table:table-cell office:value-type="float" office:value="198.59" calcext:value-type="float">
            <text:p>198.59</text:p>
          </table:table-cell>
          <table:table-cell table:number-columns-repeated="8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59.438735177866" calcext:value-type="float">
            <text:p>159.438735177866</text:p>
          </table:table-cell>
          <table:table-cell office:value-type="float" office:value="195.76" calcext:value-type="float">
            <text:p>195.76</text:p>
          </table:table-cell>
          <table:table-cell table:number-columns-repeated="8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0.227675528289" calcext:value-type="float">
            <text:p>160.227675528289</text:p>
          </table:table-cell>
          <table:table-cell office:value-type="float" office:value="194.16" calcext:value-type="float">
            <text:p>194.16</text:p>
          </table:table-cell>
          <table:table-cell table:number-columns-repeated="8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0.835147744946" calcext:value-type="float">
            <text:p>160.835147744946</text:p>
          </table:table-cell>
          <table:table-cell office:value-type="float" office:value="187.57" calcext:value-type="float">
            <text:p>187.57</text:p>
          </table:table-cell>
          <table:table-cell table:number-columns-repeated="8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0.975874809824" calcext:value-type="float">
            <text:p>160.975874809824</text:p>
          </table:table-cell>
          <table:table-cell office:value-type="float" office:value="167.31" calcext:value-type="float">
            <text:p>167.31</text:p>
          </table:table-cell>
          <table:table-cell table:number-columns-repeated="8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1.132312273984" calcext:value-type="float">
            <text:p>161.132312273984</text:p>
          </table:table-cell>
          <table:table-cell office:value-type="float" office:value="168.33" calcext:value-type="float">
            <text:p>168.33</text:p>
          </table:table-cell>
          <table:table-cell table:number-columns-repeated="8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1.227452614039" calcext:value-type="float">
            <text:p>161.227452614039</text:p>
          </table:table-cell>
          <table:table-cell office:value-type="float" office:value="165.7" calcext:value-type="float">
            <text:p>165.7</text:p>
          </table:table-cell>
          <table:table-cell table:number-columns-repeated="8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0.932462762701" calcext:value-type="float">
            <text:p>160.932462762701</text:p>
          </table:table-cell>
          <table:table-cell office:value-type="float" office:value="146.77" calcext:value-type="float">
            <text:p>146.77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episodes</text:p>
          </table:table-cell>
          <table:table-cell office:value-type="string" calcext:value-type="string">
            <text:p>avg_timesteps</text:p>
          </table:table-cell>
          <table:table-cell office:value-type="string" calcext:value-type="string">
            <text:p>Failed PPO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56.2" calcext:value-type="float">
            <text:p>56.2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0" calcext:value-type="float">
            <text:p>80</text:p>
          </table:table-cell>
          <table:table-cell office:value-type="float" office:value="103.8" calcext:value-type="float">
            <text:p>103.8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6.4" calcext:value-type="float">
            <text:p>66.4</text:p>
          </table:table-cell>
          <table:table-cell office:value-type="float" office:value="39.2" calcext:value-type="float">
            <text:p>39.2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7.7" calcext:value-type="float">
            <text:p>67.7</text:p>
          </table:table-cell>
          <table:table-cell office:value-type="float" office:value="71.6" calcext:value-type="float">
            <text:p>71.6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0.52" calcext:value-type="float">
            <text:p>60.52</text:p>
          </table:table-cell>
          <table:table-cell office:value-type="float" office:value="31.8" calcext:value-type="float">
            <text:p>31.8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7.3666666666667" calcext:value-type="float">
            <text:p>57.3666666666667</text:p>
          </table:table-cell>
          <table:table-cell office:value-type="float" office:value="41.6" calcext:value-type="float">
            <text:p>41.6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5.9142857142857" calcext:value-type="float">
            <text:p>55.9142857142857</text:p>
          </table:table-cell>
          <table:table-cell office:value-type="float" office:value="47.2" calcext:value-type="float">
            <text:p>47.2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.425" calcext:value-type="float">
            <text:p>52.425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3.2888888888889" calcext:value-type="float">
            <text:p>53.2888888888889</text:p>
          </table:table-cell>
          <table:table-cell office:value-type="float" office:value="60.2" calcext:value-type="float">
            <text:p>60.2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5.14" calcext:value-type="float">
            <text:p>55.14</text:p>
          </table:table-cell>
          <table:table-cell office:value-type="float" office:value="71.8" calcext:value-type="float">
            <text:p>71.8</text:p>
          </table:table-cell>
          <table:table-cell table:number-columns-repeated="8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7636363636364" calcext:value-type="float">
            <text:p>57.7636363636364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4.3333333333333" calcext:value-type="float">
            <text:p>64.3333333333333</text:p>
          </table:table-cell>
          <table:table-cell office:value-type="float" office:value="136.6" calcext:value-type="float">
            <text:p>136.6</text:p>
          </table:table-cell>
          <table:table-cell table:number-columns-repeated="8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72.3538461538462" calcext:value-type="float">
            <text:p>72.3538461538462</text:p>
          </table:table-cell>
          <table:table-cell office:value-type="float" office:value="168.6" calcext:value-type="float">
            <text:p>168.6</text:p>
          </table:table-cell>
          <table:table-cell table:number-columns-repeated="8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77.4142857142857" calcext:value-type="float">
            <text:p>77.4142857142857</text:p>
          </table:table-cell>
          <table:table-cell office:value-type="float" office:value="143.2" calcext:value-type="float">
            <text:p>143.2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9.4933333333333" calcext:value-type="float">
            <text:p>79.4933333333333</text:p>
          </table:table-cell>
          <table:table-cell office:value-type="float" office:value="108.6" calcext:value-type="float">
            <text:p>108.6</text:p>
          </table:table-cell>
          <table:table-cell table:number-columns-repeated="8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7.775" calcext:value-type="float">
            <text:p>77.775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75.1294117647059" calcext:value-type="float">
            <text:p>75.1294117647059</text:p>
          </table:table-cell>
          <table:table-cell office:value-type="float" office:value="32.8" calcext:value-type="float">
            <text:p>32.8</text:p>
          </table:table-cell>
          <table:table-cell table:number-columns-repeated="8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72.3333333333333" calcext:value-type="float">
            <text:p>72.3333333333333</text:p>
          </table:table-cell>
          <table:table-cell office:value-type="float" office:value="24.8" calcext:value-type="float">
            <text:p>24.8</text:p>
          </table:table-cell>
          <table:table-cell table:number-columns-repeated="8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75.3157894736842" calcext:value-type="float">
            <text:p>75.3157894736842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78.14" calcext:value-type="float">
            <text:p>78.14</text:p>
          </table:table-cell>
          <table:table-cell office:value-type="float" office:value="131.8" calcext:value-type="float">
            <text:p>131.8</text:p>
          </table:table-cell>
          <table:table-cell table:number-columns-repeated="8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81.1047619047619" calcext:value-type="float">
            <text:p>81.1047619047619</text:p>
          </table:table-cell>
          <table:table-cell office:value-type="float" office:value="140.4" calcext:value-type="float">
            <text:p>140.4</text:p>
          </table:table-cell>
          <table:table-cell table:number-columns-repeated="8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78.4818181818182" calcext:value-type="float">
            <text:p>78.4818181818182</text:p>
          </table:table-cell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76.104347826087" calcext:value-type="float">
            <text:p>76.104347826087</text:p>
          </table:table-cell>
          <table:table-cell office:value-type="float" office:value="23.8" calcext:value-type="float">
            <text:p>23.8</text:p>
          </table:table-cell>
          <table:table-cell table:number-columns-repeated="8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73.9416666666667" calcext:value-type="float">
            <text:p>73.9416666666667</text:p>
          </table:table-cell>
          <table:table-cell office:value-type="float" office:value="24.2" calcext:value-type="float">
            <text:p>24.2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1.944" calcext:value-type="float">
            <text:p>71.94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70.1076923076923" calcext:value-type="float">
            <text:p>70.1076923076923</text:p>
          </table:table-cell>
          <table:table-cell office:value-type="float" office:value="24.2" calcext:value-type="float">
            <text:p>24.2</text:p>
          </table:table-cell>
          <table:table-cell table:number-columns-repeated="8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68.4222222222222" calcext:value-type="float">
            <text:p>68.4222222222222</text:p>
          </table:table-cell>
          <table:table-cell office:value-type="float" office:value="24.6" calcext:value-type="float">
            <text:p>24.6</text:p>
          </table:table-cell>
          <table:table-cell table:number-columns-repeated="8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66.8428571428571" calcext:value-type="float">
            <text:p>66.8428571428571</text:p>
          </table:table-cell>
          <table:table-cell office:value-type="float" office:value="24.2" calcext:value-type="float">
            <text:p>24.2</text:p>
          </table:table-cell>
          <table:table-cell table:number-columns-repeated="8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64.9310344827586" calcext:value-type="float">
            <text:p>64.9310344827586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3.4333333333333" calcext:value-type="float">
            <text:p>63.433333333333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62.1483870967742" calcext:value-type="float">
            <text:p>62.1483870967742</text:p>
          </table:table-cell>
          <table:table-cell office:value-type="float" office:value="23.6" calcext:value-type="float">
            <text:p>23.6</text:p>
          </table:table-cell>
          <table:table-cell table:number-columns-repeated="8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0.88125" calcext:value-type="float">
            <text:p>60.88125</text:p>
          </table:table-cell>
          <table:table-cell office:value-type="float" office:value="21.6" calcext:value-type="float">
            <text:p>21.6</text:p>
          </table:table-cell>
          <table:table-cell table:number-columns-repeated="8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59.7454545454545" calcext:value-type="float">
            <text:p>59.7454545454545</text:p>
          </table:table-cell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58.7470588235294" calcext:value-type="float">
            <text:p>58.7470588235294</text:p>
          </table:table-cell>
          <table:table-cell office:value-type="float" office:value="25.8" calcext:value-type="float">
            <text:p>25.8</text:p>
          </table:table-cell>
          <table:table-cell table:number-columns-repeated="8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57.7371428571429" calcext:value-type="float">
            <text:p>57.7371428571429</text:p>
          </table:table-cell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56.85" calcext:value-type="float">
            <text:p>56.85</text:p>
          </table:table-cell>
          <table:table-cell office:value-type="float" office:value="25.8" calcext:value-type="float">
            <text:p>25.8</text:p>
          </table:table-cell>
          <table:table-cell table:number-columns-repeated="8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55.9783783783784" calcext:value-type="float">
            <text:p>55.9783783783784</text:p>
          </table:table-cell>
          <table:table-cell office:value-type="float" office:value="24.6" calcext:value-type="float">
            <text:p>24.6</text:p>
          </table:table-cell>
          <table:table-cell table:number-columns-repeated="8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55.221052631579" calcext:value-type="float">
            <text:p>55.221052631579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54.4461538461538" calcext:value-type="float">
            <text:p>54.4461538461538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3.675" calcext:value-type="float">
            <text:p>53.675</text:p>
          </table:table-cell>
          <table:table-cell office:value-type="float" office:value="23.6" calcext:value-type="float">
            <text:p>23.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7T22:33:41.846874404</dc:date>
    <dc:creator>Luuk Nolden</dc:creator>
    <meta:editing-duration>PT29S</meta:editing-duration>
    <meta:editing-cycles>1</meta:editing-cycles>
    <meta:document-statistic meta:table-count="1" meta:cell-count="347" meta:object-count="1"/>
    <meta:generator>LibreOffice/7.0.5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55cm" svg:height="14.849cm" xlink:href=".." xlink:type="simple" chart:class="chart:line" chart:style-name="ch1">
        <chart:title svg:x="9.512cm" svg:y="0.432cm" chart:style-name="ch2">
          <text:p>PPO versus MCPG</text:p>
        </chart:title>
        <chart:legend chart:legend-position="end" svg:x="19.938cm" svg:y="6.627cm" style:legend-expansion="high" chart:style-name="ch3"/>
        <chart:plot-area chart:style-name="ch4" table:cell-range-address="exp_mcpg.E1:exp_mcpg.F1 exp_mcpg.A2:exp_mcpg.A51 exp_mcpg.B1:exp_mcpg.B1 exp_mcpg.C2:exp_mcpg.C51 exp_mcpg.G2:exp_mcpg.G23 exp_mcpg.C59:exp_mcpg.C99" chart:data-source-has-labels="both" svg:x="1.472cm" svg:y="1.507cm" svg:width="18.005cm" svg:height="12.065cm">
          <chart:coordinate-region svg:x="2.279cm" svg:y="1.507cm" svg:width="17.198cm" svg:height="10.812cm"/>
          <chart:axis chart:dimension="x" chart:name="primary-x" chart:style-name="ch5" chartooo:axis-type="auto">
            <chartooo:date-scale/>
            <chart:title svg:x="8.948cm" svg:y="13.868cm" chart:style-name="ch6">
              <text:p>Number of Epsiodes</text:p>
            </chart:title>
            <chart:categories table:cell-range-address="exp_mcpg.A2:exp_mcpg.A51"/>
          </chart:axis>
          <chart:axis chart:dimension="y" chart:name="primary-y" chart:style-name="ch7">
            <chart:title svg:x="0.451cm" svg:y="9.197cm" chart:style-name="ch8">
              <text:p>Number of Time Steps</text:p>
            </chart:title>
            <chart:grid chart:style-name="ch9" chart:class="major"/>
          </chart:axis>
          <chart:series chart:style-name="ch10" chart:values-cell-range-address="exp_mcpg.C2:exp_mcpg.C51" chart:label-cell-address="exp_mcpg.B1:exp_mcpg.B1" chart:class="chart:line">
            <chart:data-point chart:repeated="50"/>
          </chart:series>
          <chart:series chart:style-name="ch11" chart:values-cell-range-address="exp_mcpg.G2:exp_mcpg.G23" chart:label-cell-address="exp_mcpg.F1:exp_mcpg.F1" chart:class="chart:line">
            <chart:data-point chart:repeated="22"/>
          </chart:series>
          <chart:series chart:style-name="ch12" chart:values-cell-range-address="exp_mcpg.C60:exp_mcpg.C99" chart:label-cell-address="exp_mcpg.C59:exp_mcpg.C59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PG</text:p>
                <draw:g>
                  <svg:desc>exp_mcpg.B1:exp_mcpg.B1</svg:desc>
                </draw:g>
              </table:table-cell>
              <table:table-cell office:value-type="string">
                <text:p>PPO</text:p>
                <draw:g>
                  <svg:desc>exp_mcpg.F1:exp_mcpg.F1</svg:desc>
                </draw:g>
              </table:table-cell>
              <table:table-cell office:value-type="string">
                <text:p>Failed PPO</text:p>
                <draw:g>
                  <svg:desc>exp_mcpg.C59:exp_mcpg.C5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xp_mcpg.A2:exp_mcpg.A51</svg:desc>
                </draw:g>
              </table:table-cell>
              <table:table-cell office:value-type="float" office:value="0.13">
                <text:p>0.13</text:p>
                <draw:g>
                  <svg:desc>exp_mcpg.C2:exp_mcpg.C51</svg:desc>
                </draw:g>
              </table:table-cell>
              <table:table-cell office:value-type="float" office:value="76">
                <text:p>76</text:p>
                <draw:g>
                  <svg:desc>exp_mcpg.G2:exp_mcpg.G23</svg:desc>
                </draw:g>
              </table:table-cell>
              <table:table-cell office:value-type="float" office:value="56.2">
                <text:p>56.2</text:p>
                <draw:g>
                  <svg:desc>exp_mcpg.C60:exp_mcpg.C9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.78">
                <text:p>23.78</text:p>
              </table:table-cell>
              <table:table-cell office:value-type="float" office:value="57.4">
                <text:p>57.4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.19">
                <text:p>28.19</text:p>
              </table:table-cell>
              <table:table-cell office:value-type="float" office:value="13.6">
                <text:p>13.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.62">
                <text:p>36.62</text:p>
              </table:table-cell>
              <table:table-cell office:value-type="float" office:value="79.6">
                <text:p>79.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.82">
                <text:p>44.82</text:p>
              </table:table-cell>
              <table:table-cell office:value-type="float" office:value="49.4">
                <text:p>49.4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9.27">
                <text:p>59.27</text:p>
              </table:table-cell>
              <table:table-cell office:value-type="float" office:value="117.6">
                <text:p>117.6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1.95">
                <text:p>71.95</text:p>
              </table:table-cell>
              <table:table-cell office:value-type="float" office:value="74.2">
                <text:p>74.2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9.14">
                <text:p>109.14</text:p>
              </table:table-cell>
              <table:table-cell office:value-type="float" office:value="186">
                <text:p>1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31.21">
                <text:p>131.21</text:p>
              </table:table-cell>
              <table:table-cell office:value-type="float" office:value="95.4">
                <text:p>95.4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57.09">
                <text:p>157.09</text:p>
              </table:table-cell>
              <table:table-cell office:value-type="float" office:value="9.4">
                <text:p>9.4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3.05">
                <text:p>163.05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85.07">
                <text:p>185.07</text:p>
              </table:table-cell>
              <table:table-cell office:value-type="float" office:value="196">
                <text:p>196</text:p>
              </table:table-cell>
              <table:table-cell office:value-type="float" office:value="136.6">
                <text:p>136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6.13">
                <text:p>176.13</text:p>
              </table:table-cell>
              <table:table-cell office:value-type="float" office:value="28.2">
                <text:p>28.2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74.9">
                <text:p>174.9</text:p>
              </table:table-cell>
              <table:table-cell office:value-type="float" office:value="102.6">
                <text:p>102.6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82.16">
                <text:p>182.16</text:p>
              </table:table-cell>
              <table:table-cell office:value-type="float" office:value="134.8">
                <text:p>134.8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4.75">
                <text:p>184.75</text:p>
              </table:table-cell>
              <table:table-cell office:value-type="float" office:value="140.4">
                <text:p>140.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7.47">
                <text:p>177.47</text:p>
              </table:table-cell>
              <table:table-cell office:value-type="float" office:value="175.2">
                <text:p>175.2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88.15">
                <text:p>188.15</text:p>
              </table:table-cell>
              <table:table-cell office:value-type="float" office:value="151.8">
                <text:p>151.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.14">
                <text:p>180.14</text:p>
              </table:table-cell>
              <table:table-cell office:value-type="float" office:value="182.6">
                <text:p>182.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74.78">
                <text:p>174.78</text:p>
              </table:table-cell>
              <table:table-cell office:value-type="float" office:value="193.4">
                <text:p>193.4</text:p>
              </table:table-cell>
              <table:table-cell office:value-type="float" office:value="131.8">
                <text:p>131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0.52">
                <text:p>190.52</text:p>
              </table:table-cell>
              <table:table-cell office:value-type="float" office:value="199.4">
                <text:p>199.4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87.96">
                <text:p>187.96</text:p>
              </table:table-cell>
              <table:table-cell office:value-type="float" office:value="200">
                <text:p>20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93.76">
                <text:p>193.76</text:p>
              </table:table-cell>
              <table:table-cell office:value-type="float" office:value="NaN">
                <text:p>NaN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3.28">
                <text:p>193.28</text:p>
              </table:table-cell>
              <table:table-cell office:value-type="float" office:value="NaN">
                <text:p>NaN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7.08">
                <text:p>187.0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1.04">
                <text:p>191.04</text:p>
              </table:table-cell>
              <table:table-cell office:value-type="float" office:value="NaN">
                <text:p>NaN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4.72">
                <text:p>194.72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89.69">
                <text:p>189.69</text:p>
              </table:table-cell>
              <table:table-cell office:value-type="float" office:value="NaN">
                <text:p>NaN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75.76">
                <text:p>175.76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60.62">
                <text:p>160.6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0.55">
                <text:p>170.55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79.88">
                <text:p>179.88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77.6">
                <text:p>177.6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70.61">
                <text:p>170.61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61.43">
                <text:p>161.43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75.71">
                <text:p>175.71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76.28">
                <text:p>176.28</text:p>
              </table:table-cell>
              <table:table-cell office:value-type="float" office:value="NaN">
                <text:p>NaN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75.15">
                <text:p>175.1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2.11">
                <text:p>192.1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93.63">
                <text:p>193.63</text:p>
              </table:table-cell>
              <table:table-cell office:value-type="float" office:value="NaN">
                <text:p>NaN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0.4">
                <text:p>18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96.53">
                <text:p>196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98.59">
                <text:p>198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95.76">
                <text:p>195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94.16">
                <text:p>194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7.57">
                <text:p>18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67.31">
                <text:p>16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68.33">
                <text:p>168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65.7">
                <text:p>16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46.77">
                <text:p>146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